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TransformerChainBuilder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coonMarkupLanguage.CocoonMarkup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TransformerChainBuilderFilter.processingInstruction( String target , String dat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reProcessFilter.PreProcessFilter( AbstractXMLPipe filter , String filename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TransformerChainBuilderFilter.startElement( String namespaceURI , String localName , String qName , Attributes at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coonMarkupLanguage.getTransformerChainBuild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eProcessFilt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ransformerChainBuilder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eProcessFilter.startPrefixMapping( String prefix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TransformerChainBuilderFilter.CocoonTransformerChainBuilderFilter( LogicsheetCodeGenerator logicsheetMarkupGen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startElement( String namespaceURI , String localName , String qName , Attributes at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PreProcessFilt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MarkupLanguage.addDependency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TransformerChainBuilderFilter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coonMarkupLanguag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TransformerChainBuilderFilter.endElement( String namespaceURI , String localName , String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eProcessFilt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MarkupLanguage.addLogicsheetToList( LanguageDescriptor language , String logicsheet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processingInstruction( String target ,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eProcessFilt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eProcessFilter.enableLogging( Logger log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coonMarkupLanguage.getPreprocessFilter( String filename , AbstractXMLPipe filter , ProgrammingLanguage langu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coonTransformerChainBuilderFilter.characters( char [ ] ch , int start , int leng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